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.99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S Industrial and the ABB IRB-120 Interface</text:p>
      <text:p text:style-name="P1">Wyatt Newman</text:p>
      <text:p text:style-name="P1">March, 2015</text:p>
      <text:p text:style-name="Standard"/>
      <text:p text:style-name="Standard"><text:span text:style-name="T1">Background</text:span>: <text:s/>ROS Industrial (<text:a xlink:type="simple" xlink:href="http://rosindustrial.org/">http://rosindustrial.org</text:a>) was founded as a consortium of robot vendors and users to help spur growth of a wider variety of robot applications. <text:s/>The approach is to link open-source ROS code with industrial robots. <text:s/></text:p>
      <text:p text:style-name="Standard"/>
      <text:p text:style-name="Standard">The original repository (hosted on github at: <text:a xlink:type="simple" xlink:href="https://github.com/ros-industrial">https://github.com/ros-industrial</text:a>) was created in 2012 by Shaun Edwards--a CWRU alum and research engineer at SouthWest Research Institute. <text:s text:c="2"/>The first ROS-I interface to an ABB IRB-120 robot was written by Ed Venator during his M.S. Research at CWRU (“A Low-Cost Mobile Manipulator for Industrial and Research Applications”, August, 2013). <text:s/>Ed subsequently joined SWRI, where he continued his work with ROS-Industrial.</text:p>
      <text:p text:style-name="Standard"/>
      <text:p text:style-name="Standard">Industrial robot controllers are typically closed systems, and these are programmed with proprietary robot programming languages. <text:s/>These languages lack the generality of ROS, making it difficult to integrate complex systems, including perceptual processing. <text:s/>However, if an industrial robot controller can be bridged to ROS effectively, then it can exploit the available libraries within ROS in general. </text:p>
      <text:p text:style-name="Standard"/>
      <text:p text:style-name="Standard">At present, there are still few existing bridges from ROS to industrial robots, and these bridges are fairly limited. <text:s/>The baseline interface to an industrial robot consists of transmitting a joint-space trajectory to the robot, then having the robot execute the downloaded trajectory. <text:s/>This requires that the native robot controller run an interface program that is able to receive, interpret and execute downloaded trajectories. <text:s/>This interface program is written in the native programming language of the industrial robot and, preferably, interacts with ROS applications via Ethernet sockets.</text:p>
      <text:p text:style-name="Standard"/>
      <text:p text:style-name="Standard"><text:span text:style-name="T1">ABB IRB-120 ROS Interface: <text:s/></text:span>For our ABB IRB-120 robot, three programs (created by Ed Venator) written in ABB's language “RAPID” are run on the robot controller. <text:s/><text:bookmark-start text:name="__DdeLink__763_693846521"/>(See: <text:a xlink:type="simple" xlink:href="http://wiki.ros.org/abb/Tutorials">http://wiki.ros.org/abb/Tutorials</text:a>.<text:bookmark-end text:name="__DdeLink__763_693846521"/> <text:s/>The programs may be found here: <text:s/><text:a xlink:type="simple" xlink:href="https://github.com/ros-industrial/abb/blob/hydro-devel/abb_common/rapid/ROS_motionServer.mod">https://github.com/ros-industrial/abb/blob/hydro-devel/abb_common/rapid/ROS_motionServer.mod</text:a>). <text:s/>These RAPID <text:s/>programs listen for incoming trajectories via a TCP/IP socket, invoke motion of the transmitted trajectories, and send out robot state data via the TCP/IP socket. <text:s/>Trajectories consist of a sequence of joint “poses”, where each pose consists of 6 joint-angle values, corresponding to the 6 axes of the IRB-120. <text:s/>The maximum number of poses in a trajectory is limited in the RAPID code (which appears to default 100 points, although the IRC5 ABB controller can handle longer trajectories). <text:s/>Poses are encoded with a parameter to mark the first and last poses of a trajectory. <text:s/>When the last pose of a trajectory is received by the ABB controller, the entire trajectory is executed. <text:s/>The RAPID robot interface programs are set up on ABBY to launch automatically when the ABB controller is powered up in “Auto” mode. <text:s/>(Installation instructions may be found here: <text:s/><text:a xlink:type="simple" xlink:href="http://wiki.ros.org/abb/Tutorials">http://wiki.ros.org/abb/Tutorials</text:a>).</text:p>
      <text:p text:style-name="Standard"/>
      <text:p text:style-name="Standard">The user is responsible for making sure that transmitted trajectories make sense—including obeying joint limits, joint velocity limits, maximum number of poses in the trajectory, and—most important and most difficult--that the resulting motion will not cause damage to the robot or its environment. <text:s/>User-written ROS code must perform the joint-space planning that produces safe and feasible joint trajectories.</text:p>
      <text:p text:style-name="Standard"/>
      <text:p text:style-name="P2">ROS-side Trajectory Interface: <text:span text:style-name="T2">On the ROS host computer(s), there are three bridge nodes that relay commands to the robot and sensed states back to the ROS environment. <text:s/>Quoting from Ed </text:span><text:soft-page-break/><text:span text:style-name="T2">Venator's thesis:</text:span></text:p>
      <text:p text:style-name="Standard"/>
      <text:p text:style-name="P4">“The robotic arm driver, like the mobile base driver, consists of two ROS nodes that</text:p>
      <text:p text:style-name="P4">communicate with a server running on the IRC5 robot controller. ROS trajectory</text:p>
      <text:p text:style-name="P4">messages describe the trajectory of a robotic arm as a series of points, with each point</text:p>
      <text:p text:style-name="P4">describing the position and velocity of all of the robot's joints. One of the ROS nodes</text:p>
      <text:p text:style-name="P4">subscribes to ROS trajectory messages, breaks them up into packets, and sends them to</text:p>
      <text:p text:style-name="P4">the IRC5 controller over TCP using a standard packet structure defined by SWRI. The</text:p>
      <text:p text:style-name="P4">other ROS node connects to the IRC5 controller over TCP and listens for state</text:p>
      <text:p text:style-name="P4">information from the controller, which is sent using another packet structure defined by</text:p>
      <text:p text:style-name="P4">SWRI. It publishes this state information, consisting of all of the robot's joint angles, as</text:p>
      <text:p text:style-name="P4">ROS joint state messages and ROS joint trajectory feedback messages.” </text:p>
      <text:p text:style-name="Standard"/>
      <text:p text:style-name="Standard">Specifically, the ROS bridge nodes are launched using the ROS-Industrial launch file:</text:p>
      <text:p text:style-name="Standard"><text:tab/><text:span text:style-name="T1">industrial_robot_client/launch/robot_interface_download.launch</text:span></text:p>
      <text:p text:style-name="Standard">which is launched with the option:</text:p>
      <text:p text:style-name="Standard"><text:s/><text:span text:style-name="T1">&lt;arg name="robot_ip" value="$(arg irc5_ip)"/&gt;</text:span></text:p>
      <text:p text:style-name="Standard">where “irc5_ip” is (for ABBY) specified in our launch file as:</text:p>
      <text:p text:style-name="Standard"><text:s text:c="2"/><text:span text:style-name="T1"><text:s text:c="2"/>&lt;arg name="irc5_ip" default="192.168.0.50" /&gt;</text:span></text:p>
      <text:p text:style-name="Standard"/>
      <text:p text:style-name="Standard">As of this writing, it appears that the ROS-Industrial wiki needs to be updated. <text:s/>The wiki currently states: (<text:a xlink:type="simple" xlink:href="http://wiki.ros.org/industrial_robot_client/design">http://wiki.ros.org/industrial_robot_client/design</text:a>)</text:p>
      <text:p text:style-name="Standard"><text:tab/>“Expect two main nodes: robot_state node and joint_trajectory node.”</text:p>
      <text:p text:style-name="Standard"/>
      <text:p text:style-name="Standard">However, the current industrial-robot client launch file at: </text:p>
      <text:p text:style-name="Standard"><text:tab/>industrial_robot_client/launch/robot_interface_download.launch</text:p>
      <text:p text:style-name="Standard"><text:s/>starts up three nodes: <text:s/>robot_state, motion_download_interface, and joint_trajectory_action.</text:p>
      <text:p text:style-name="Standard"/>
      <text:p text:style-name="Standard">The first node, “robot_state”, <text:s/>receives arm angles from the ABB controller and republishes these on the topic “joint_states.” <text:s/></text:p>
      <text:p text:style-name="Standard"/>
      <text:p text:style-name="Standard">The other two nodes provide two optional ways to relay trajectory commands from ROS to the robot. <text:s/>The node “<text:bookmark-start text:name="__DdeLink__767_693846521"/>motion_download_interface<text:bookmark-end text:name="__DdeLink__767_693846521"/>” subscribes to the topic “<text:bookmark-start text:name="__DdeLink__761_693846521"/>"joint_path_command", which carries messages of type “trajectory_msgs::JointTrajectory”<text:bookmark-end text:name="__DdeLink__761_693846521"/> (a standard ROS type). <text:s/>(See: <text:a xlink:type="simple" xlink:href="https://github.com/ros-industrial/industrial_core/blob/indigo-devel/industrial_robot_client/src/joint_trajectory_interface.cpp">https://github.com/ros-industrial/industrial_core/blob/indigo-devel/industrial_robot_client/src/joint_trajectory_interface.cpp</text:a>). This node receives ROS joint-trajectory commands, translates them into a format suitable for transmission to the robot controller's motion service, and sends these out via TCP/IP. <text:s/>The tedious details of how this translation and communication are performed are encapsulated to hide them from the user.</text:p>
      <text:p text:style-name="Standard"/>
      <text:p text:style-name="Standard">The third node, “joint_trajectory_action”, provides an alternative ROS “actionServer” interface (see <text:bookmark-start text:name="__DdeLink__765_693846521"/>wiki.ros.org/actionlib<text:bookmark-end text:name="__DdeLink__765_693846521"/>). <text:s/>The name of the action server provided by this node is “joint_trajectory_action.” <text:s/>User ROS code can instantiate action clients that connect to this server then communicate desired trajectories as “goal” requests. <text:s/>The action server will provide a “response” message back to the action client when done. (see source code at: <text:a xlink:type="simple" xlink:href="https://github.com/ros-industrial/industrial_core/blob/indigo-devel/industrial_robot_client/src/joint_trajectory_action.cpp">https://github.com/ros-industrial/industrial_core/blob/indigo-devel/industrial_robot_client/src/joint_trajectory_action.cpp</text:a>). <text:s/>The action server re-uses the same functionality of the motion_download_interface node to translate ROS trajectory commands and send these commands to the robot controller for execution. <text:s/>By abstracting this layer of communications, new industrial-robot interfaces can be added, largely re-using the existing ROS <text:soft-page-break/>code.</text:p>
      <text:p text:style-name="Standard"/>
      <text:p text:style-name="Standard">Note that with the addition of the action-server interface, the ROS-Industrial package name “industrial_robot_client” <text:s/>may seem confusing. <text:s text:c="2"/>The joint_trajectory_action node is both a service and a client (and thus better described as a “broker”). <text:s text:c="2"/>This “bridge” node offers a service to ROS nodes (via a ROS interface), and at the same time, it is a client <text:s/>of the industrial-robot's motion service, via a custom TCP/IP socket interface. <text:s/></text:p>
      <text:p text:style-name="Standard"/>
      <text:p text:style-name="Standard"><text:span text:style-name="T1">Simulating the Robot Interface:</text:span> <text:s/>The example package in our class repository “example_robot_interface” contains source code for a node “simu_motion_download_interface”, which subscribes to the topic "joint_path_command", which carries messages of type “trajectory_msgs::JointTrajectory.” <text:s/>This node thus takes the place of the ROS-Industrial motion_download_interface node. <text:s/>It is capable of receiving trajectory commands of the same style as the ROS-I interface, but it does not implement actual communications with a real robot. <text:s/>Instead, it merely republishes the joint angles to a Gazebo simulation. <text:s/>Note that our Gazebo simulation does <text:s/><text:span text:style-name="T3">not</text:span> have a realistic controller. <text:s/>Instead, joint angles are enforced instantaneously, disregarding torque saturations, inertial effects and contact forces. <text:s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WenQuanYi Micro Hei1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5-03-01T14:50:05</meta:creation-date>
    <dc:date>2015-03-04T00:34:00</dc:date>
    <dc:creator>Wyatt Newman</dc:creator>
    <meta:editing-duration>P2DT8H58M34S</meta:editing-duration>
    <meta:editing-cycles>38</meta:editing-cycles>
    <meta:generator>LibreOffice/3.5$Linux_X86_64 LibreOffice_project/350m1$Build-2</meta:generator>
    <meta:document-statistic meta:table-count="0" meta:image-count="0" meta:object-count="0" meta:page-count="3" meta:paragraph-count="36" meta:word-count="1127" meta:character-count="8233" meta:non-whitespace-character-count="7066"/>
  </office:meta>
</office:document-meta>
</file>